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 Busca un Industrial</text:p>
      <text:p text:style-name="Standard">Roberto Salas Capriles</text:p>
      <text:p text:style-name="Standard"/>
      <text:p text:style-name="P1">Hasta 1960 solo había en el país un desarrollo industrial incipiente orientado hacia las llamadas industrias tradicionales. Es a partir de esa fecha que se inicia un proceso de industrialización fundamentado como ocurrió en otros países latinoamericanos, en el modelo de sustitución de importaciones. En un poco más de tres lustros Venezuela ha cubierto una etapa que para otras naciones ha significado mucho más tiempo y un mayor sacrificio social. Ha sido un proceso continuo de iniciativas y de esfuerzos que ha contribuido a formar todo una generación de profesionales, técnicos y obreros calificados que han tenido a las fabricas como sitio de aprendizaje. En la actualidad hay más de 600.000 personas trabajando directamente en la industrias lo cual significa que indirectamente de ella dependen más del 25% de la población total del país, aun haciendo abstracción de su efecto multiplicador en otros sectores de la economía.</text:p>
      <text:p text:style-name="P1"/>
      <text:p text:style-name="P1">Actualmente se producen en el país más del 80% de los bienes de consumo final. ¿Que habría sucedido si se hubiera continuado el abastecimiento interno tal como se hacia en 1960, es decir, importando esos bienes del exterior? Es fácil predecir, sin hacer profundos estudios económicos, que mucho antes de la época actual se hubieran liquidado nuestras reservas internacionales y se hubiera desencadenado una contracción económica para adecuar nuestro gasto exterior a nuestra posibilidades de obtención de divisas.</text:p>
      <text:p text:style-name="P1"/>
      <text:p text:style-name="P1">La industria ha sido el factor más dinámico para el desarrollo de la agricultura a través de la demanda de materias primas. Se trata de dos sectores íntimamente relacionados, puesto que si bien es cierto que los productos provenientes del campo son necesarios para la industria, también es cierto que sin la transformación que de ellos realiza el proceso fabril el volumen y las cuantías de esos productos serian considerablemente menores. Las estadísticas del crecimiento del producto agrícola, a partir de 1960, revelan que en él han ascendido en forma impresionante aquellos renglones que significan materias primas para la industria. Gracias a este proceso de industrialización Venezuela posee un parque industrial formado por equipos y maquinarias modernas el cual constituye un potencial económico de grandes proporciones y significa una fuente, dinámica y permanente de progreso para el país.</text:p>
      <text:p text:style-name="P1"/>
      <text:p text:style-name="P1">¿Quienes han sido los promotores y actores de este proceso?. Unas personas con unas características muy especiales que se llaman industriales. Unas personas que, en lugar de comprar unos productos en el exterior y venderlos en Venezuela realizando una legitima utilidad a corto plazo, prefirieron promover, instalar y organizar fábricas para producir esos mismos productos en el país y realizar una eventual utilidad a mediano o largo plazo; unas personas que entre la alternativa de colocar su dinero o sus ahorros en bienes inmuebles con buenas garantías y una renta segura eligieron invertirlos en maquinarias y equipos que se deprecian continuamente, los cuales deber ser mantenidos y renovados permanentemente y cuyo valor depende de que sea posible operarlos en condiciones notables. Esas personas llamadas industriales que de acuerdo con esta descripción merecerían un estimulo y un reconocimiento en el cual se destacara la importancia <text:s/>que tiene su labor, son objeto de las más variadas e injustos reproches y ata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4:25:35</meta:creation-date>
    <dc:date>2013-06-11T15:44:43</dc:date>
    <meta:editing-duration>PT42M58S</meta:editing-duration>
    <meta:editing-cycles>2</meta:editing-cycles>
    <meta:generator>LibreOffice/3.5$Linux_X86_64 LibreOffice_project/350m1$Build-2</meta:generator>
    <meta:document-statistic meta:table-count="0" meta:image-count="0" meta:object-count="0" meta:page-count="1" meta:paragraph-count="6" meta:word-count="529" meta:character-count="3414" meta:non-whitespace-character-count="2890"/>
  </office:meta>
</office:document-meta>
</file>